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T57" style:parent-style-name="DefaultParagraphFont" style:family="text">
      <style:text-properties fo:color="#1155CC" style:text-underline-type="single" style:text-underline-style="solid" style:text-underline-width="auto" style:text-underline-mode="continuous"/>
    </style:style>
    <style:style style:name="T58" style:parent-style-name="DefaultParagraphFont"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margin-left="0.75in">
        <style:tab-stops/>
      </style:paragraph-propertie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2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P69" style:parent-style-name="Standard" style:family="paragraph">
      <style:paragraph-properties fo:margin-left="0.75in">
        <style:tab-stops/>
      </style:paragraph-propertie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P76" style:parent-style-name="Standard" style:family="paragraph">
      <style:paragraph-properties fo:margin-left="0.75in">
        <style:tab-stops/>
      </style:paragraph-propertie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P83" style:parent-style-name="Standard" style:family="paragraph">
      <style:paragraph-properties fo:margin-left="0.75in">
        <style:tab-stops/>
      </style:paragraph-propertie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T87" style:parent-style-name="DefaultParagraphFont" style:family="text">
      <style:text-properties fo:color="#1155CC" style:text-underline-type="single" style:text-underline-style="solid" style:text-underline-width="auto" style:text-underline-mode="continuous"/>
    </style:style>
    <style:style style:name="P88" style:parent-style-name="Standard" style:family="paragraph">
      <style:paragraph-properties fo:margin-left="0.75in">
        <style:tab-stops/>
      </style:paragraph-properties>
    </style:style>
    <style:style style:name="T89" style:parent-style-name="DefaultParagraphFont" style:family="text">
      <style:text-properties fo:color="#1155CC" style:text-underline-type="single" style:text-underline-style="solid" style:text-underline-width="auto" style:text-underline-mode="continuou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P92" style:parent-style-name="Standard" style:family="paragraph">
      <style:paragraph-properties fo:margin-left="0.25in">
        <style:tab-stops/>
      </style:paragraph-propertie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P96" style:parent-style-name="Standard" style:family="paragraph">
      <style:paragraph-properties fo:margin-left="0.75in">
        <style:tab-stops/>
      </style:paragraph-propertie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P100" style:parent-style-name="Standard" style:family="paragraph">
      <style:paragraph-properties fo:margin-left="0.75in">
        <style:tab-stops/>
      </style:paragraph-properties>
    </style:style>
    <style:style style:name="T101" style:parent-style-name="DefaultParagraphFont" style:family="text">
      <style:text-properties fo:color="#1155CC" style:text-underline-type="single" style:text-underline-style="solid" style:text-underline-width="auto" style:text-underline-mode="continuou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2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T106" style:parent-style-name="DefaultParagraphFont" style:family="text">
      <style:text-properties fo:color="#1155CC" style:text-underline-type="single" style:text-underline-style="solid" style:text-underline-width="auto" style:text-underline-mode="continuous"/>
    </style:style>
    <style:style style:name="T107" style:parent-style-name="DefaultParagraphFont" style:family="text">
      <style:text-properties fo:color="#1155CC" style:text-underline-type="single" style:text-underline-style="solid" style:text-underline-width="auto" style:text-underline-mode="continuous"/>
    </style:style>
    <style:style style:name="T108" style:parent-style-name="DefaultParagraphFont" style:family="text">
      <style:text-properties fo:color="#1155CC" style:text-underline-type="single" style:text-underline-style="solid" style:text-underline-width="auto" style:text-underline-mode="continuous"/>
    </style:style>
    <style:style style:name="T109" style:parent-style-name="DefaultParagraphFont" style:family="text">
      <style:text-properties fo:color="#1155CC" style:text-underline-type="single" style:text-underline-style="solid" style:text-underline-width="auto" style:text-underline-mode="continuous"/>
    </style:style>
    <style:style style:name="T110" style:parent-style-name="DefaultParagraphFont" style:family="text">
      <style:text-properties fo:color="#1155CC" style:text-underline-type="single" style:text-underline-style="solid" style:text-underline-width="auto" style:text-underline-mode="continuous"/>
    </style:style>
    <style:style style:name="P111" style:parent-style-name="Standard" style:family="paragraph">
      <style:paragraph-properties fo:margin-left="0.75in">
        <style:tab-stops/>
      </style:paragraph-properties>
    </style:style>
    <style:style style:name="T112" style:parent-style-name="DefaultParagraphFont" style:family="text">
      <style:text-properties fo:color="#1155CC" style:text-underline-type="single" style:text-underline-style="solid" style:text-underline-width="auto" style:text-underline-mode="continuous"/>
    </style:style>
    <style:style style:name="T113" style:parent-style-name="DefaultParagraphFont" style:family="text">
      <style:text-properties fo:color="#1155CC" style:text-underline-type="single" style:text-underline-style="solid" style:text-underline-width="auto" style:text-underline-mode="continuous"/>
    </style:style>
    <style:style style:name="P114" style:parent-style-name="Standard" style:family="paragraph">
      <style:paragraph-properties fo:margin-left="0.75in">
        <style:tab-stops/>
      </style:paragraph-propertie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P117" style:parent-style-name="Standard" style:family="paragraph">
      <style:paragraph-properties fo:margin-left="0.75in">
        <style:tab-stops/>
      </style:paragraph-properties>
    </style:style>
    <style:style style:name="T118" style:parent-style-name="DefaultParagraphFont" style:family="text">
      <style:text-properties fo:color="#1155CC" style:text-underline-type="single" style:text-underline-style="solid" style:text-underline-width="auto" style:text-underline-mode="continuous"/>
    </style:style>
    <style:style style:name="P119" style:parent-style-name="Standard" style:family="paragraph">
      <style:paragraph-properties fo:margin-left="0.75in">
        <style:tab-stops/>
      </style:paragraph-properties>
    </style:style>
    <style:style style:name="T120" style:parent-style-name="DefaultParagraphFont" style:family="text">
      <style:text-properties fo:color="#1155CC" style:text-underline-type="single" style:text-underline-style="solid" style:text-underline-width="auto" style:text-underline-mode="continuous"/>
    </style:style>
    <style:style style:name="P121" style:parent-style-name="Standard" style:family="paragraph">
      <style:paragraph-properties fo:margin-left="0.75in">
        <style:tab-stops/>
      </style:paragraph-propertie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P125" style:parent-style-name="Standard" style:family="paragraph">
      <style:paragraph-properties fo:margin-left="0.25in">
        <style:tab-stops/>
      </style:paragraph-propertie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0.75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P133" style:parent-style-name="Standard" style:family="paragraph">
      <style:paragraph-properties fo:margin-left="1in">
        <style:tab-stops/>
      </style:paragraph-properties>
    </style:style>
    <style:style style:name="T134" style:parent-style-name="DefaultParagraphFont" style:family="text">
      <style:text-properties fo:color="#1155CC" style:text-underline-type="single" style:text-underline-style="solid" style:text-underline-width="auto" style:text-underline-mode="continuous"/>
    </style:style>
    <style:style style:name="T135" style:parent-style-name="DefaultParagraphFont" style:family="text">
      <style:text-properties fo:color="#1155CC" style:text-underline-type="single" style:text-underline-style="solid" style:text-underline-width="auto" style:text-underline-mode="continuous"/>
    </style:style>
    <style:style style:name="T136" style:parent-style-name="DefaultParagraphFont" style:family="text">
      <style:text-properties fo:color="#1155CC" style:text-underline-type="single" style:text-underline-style="solid" style:text-underline-width="auto" style:text-underline-mode="continuous"/>
    </style:style>
    <style:style style:name="T137" style:parent-style-name="DefaultParagraphFont"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1in">
        <style:tab-stops/>
      </style:paragraph-propertie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P143" style:parent-style-name="Heading1" style:family="paragraph">
      <style:paragraph-properties fo:break-before="page"/>
    </style:style>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Heading1" style:master-page-name="MPF2" style:family="paragraph">
      <style:paragraph-properties fo:break-before="page"/>
    </style:style>
    <style:style style:name="T165" style:parent-style-name="DefaultParagraphFont" style:family="text">
      <style:text-properties style:text-position="super 63.6%"/>
    </style:style>
    <style:style style:name="T166" style:parent-style-name="DefaultParagraphFont" style:family="text">
      <style:text-properties style:text-position="super 63.6%"/>
    </style:style>
    <style:style style:name="TableColumn168" style:family="table-column">
      <style:table-column-properties style:column-width="1.3541in" style:use-optimal-column-width="false"/>
    </style:style>
    <style:style style:name="TableColumn169" style:family="table-column">
      <style:table-column-properties style:column-width="5.1458in" style:use-optimal-column-width="false"/>
    </style:style>
    <style:style style:name="Table167" style:family="table">
      <style:table-properties style:width="6.5in" fo:margin-left="0in" table:align="left"/>
    </style:style>
    <style:style style:name="TableRow170" style:family="table-row">
      <style:table-row-properties style:use-optimal-row-height="false"/>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line-height="100%"/>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style>
    <style:style style:name="TableRow175" style:family="table-row">
      <style:table-row-properties style:min-row-height="0.1888in" style:use-optimal-row-height="false"/>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Standard" style:family="paragraph">
      <style:paragraph-properties fo:line-height="100%"/>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style>
    <style:style style:name="TableRow180" style:family="table-row">
      <style:table-row-properties style:min-row-height="0.1638in" style:use-optimal-row-height="false"/>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style>
    <style:style style:name="TableRow185" style:family="table-row">
      <style:table-row-properties style:min-row-height="0.1638in" style:use-optimal-row-height="false"/>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line-height="100%"/>
    </style:style>
    <style:style style:name="TableRow190" style:family="table-row">
      <style:table-row-properties style:min-row-height="0.1638in" style:use-optimal-row-height="false"/>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min-row-height="0.1638in"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P200" style:parent-style-name="Heading1" style:master-page-name="MPF3" style:family="paragraph">
      <style:paragraph-properties fo:break-before="page"/>
    </style:style>
    <style:style style:name="TableColumn204" style:family="table-column">
      <style:table-column-properties style:column-width="2.1666in" style:use-optimal-column-width="false"/>
    </style:style>
    <style:style style:name="TableColumn205" style:family="table-column">
      <style:table-column-properties style:column-width="2.1666in" style:use-optimal-column-width="false"/>
    </style:style>
    <style:style style:name="TableColumn206" style:family="table-column">
      <style:table-column-properties style:column-width="2.1666in" style:use-optimal-column-width="false"/>
    </style:style>
    <style:style style:name="Table203" style:family="table">
      <style:table-properties style:width="6.5in" fo:margin-left="0in" table:align="left"/>
    </style:style>
    <style:style style:name="TableRow207" style:family="table-row">
      <style:table-row-properties style:use-optimal-row-height="false"/>
    </style:style>
    <style:style style:name="TableCell208" style:family="table-cell">
      <style:table-cell-properties fo:border="0.0138in solid #000000" style:writing-mode="lr-tb" fo:padding-top="0.0694in" fo:padding-left="0.0694in" fo:padding-bottom="0.0694in" fo:padding-right="0.0694in"/>
    </style:style>
    <style:style style:name="P209" style:parent-style-name="Standard" style:family="paragraph">
      <style:paragraph-properties fo:line-height="100%"/>
    </style:style>
    <style:style style:name="TableCell210" style:family="table-cell">
      <style:table-cell-properties fo:border="0.0138in solid #000000" style:writing-mode="lr-tb" fo:padding-top="0.0694in" fo:padding-left="0.0694in" fo:padding-bottom="0.0694in" fo:padding-right="0.0694in"/>
    </style:style>
    <style:style style:name="P211" style:parent-style-name="Standard" style:family="paragraph">
      <style:paragraph-properties fo:line-height="100%"/>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Standard" style:family="paragraph">
      <style:paragraph-properties fo:line-height="100%"/>
    </style:style>
    <style:style style:name="TableRow214" style:family="table-row">
      <style:table-row-properties style:use-optimal-row-height="false"/>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Standard" style:family="paragraph">
      <style:paragraph-properties fo:line-height="100%"/>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line-height="100%"/>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style>
    <style:style style:name="TableColumn222" style:family="table-column">
      <style:table-column-properties style:column-width="2.1666in" style:use-optimal-column-width="false"/>
    </style:style>
    <style:style style:name="TableColumn223" style:family="table-column">
      <style:table-column-properties style:column-width="2.1666in" style:use-optimal-column-width="false"/>
    </style:style>
    <style:style style:name="TableColumn224" style:family="table-column">
      <style:table-column-properties style:column-width="2.1666in" style:use-optimal-column-width="false"/>
    </style:style>
    <style:style style:name="Table221" style:family="table">
      <style:table-properties style:width="6.5in" fo:margin-left="0in" table:align="left"/>
    </style:style>
    <style:style style:name="TableRow225" style:family="table-row">
      <style:table-row-properties style:use-optimal-row-height="false"/>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line-height="100%"/>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ableRow232" style:family="table-row">
      <style:table-row-properties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Row239" style:family="table-row">
      <style:table-row-properties style:use-optimal-row-height="false"/>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Standard" style:family="paragraph">
      <style:paragraph-properties fo:line-height="100%"/>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style>
    <style:style style:name="TableColumn247" style:family="table-column">
      <style:table-column-properties style:column-width="2.375in" style:use-optimal-column-width="false"/>
    </style:style>
    <style:style style:name="TableColumn248" style:family="table-column">
      <style:table-column-properties style:column-width="1.9583in" style:use-optimal-column-width="false"/>
    </style:style>
    <style:style style:name="TableColumn249" style:family="table-column">
      <style:table-column-properties style:column-width="2.1666in" style:use-optimal-column-width="false"/>
    </style:style>
    <style:style style:name="Table246" style:family="table">
      <style:table-properties style:width="6.5in" fo:margin-left="0in" table:align="left"/>
    </style:style>
    <style:style style:name="TableRow250" style:family="table-row">
      <style:table-row-properties style:use-optimal-row-height="false"/>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Row257" style:family="table-row">
      <style:table-row-properties style:use-optimal-row-height="false"/>
    </style:style>
    <style:style style:name="TableCell258" style:family="table-cell">
      <style:table-cell-properties fo:border="0.0138in solid #000000" style:writing-mode="lr-tb" fo:padding-top="0.0694in" fo:padding-left="0.0694in" fo:padding-bottom="0.0694in" fo:padding-right="0.0694in"/>
    </style:style>
    <style:style style:name="P259" style:parent-style-name="Standard" style:family="paragraph">
      <style:paragraph-properties fo:line-height="100%"/>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line-height="100%"/>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Column265" style:family="table-column">
      <style:table-column-properties style:column-width="2.375in" style:use-optimal-column-width="false"/>
    </style:style>
    <style:style style:name="TableColumn266" style:family="table-column">
      <style:table-column-properties style:column-width="1.9583in" style:use-optimal-column-width="false"/>
    </style:style>
    <style:style style:name="TableColumn267" style:family="table-column">
      <style:table-column-properties style:column-width="2.1666in" style:use-optimal-column-width="false"/>
    </style:style>
    <style:style style:name="Table264" style:family="table">
      <style:table-properties style:width="6.5in" fo:margin-left="0in" table:align="left"/>
    </style:style>
    <style:style style:name="TableRow268" style:family="table-row">
      <style:table-row-properties style:use-optimal-row-height="false"/>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Row275" style:family="table-row">
      <style:table-row-properties style:use-optimal-row-height="false"/>
    </style:style>
    <style:style style:name="TableCell276" style:family="table-cell">
      <style:table-cell-properties fo:border="0.0138in solid #000000" style:writing-mode="lr-tb" fo:padding-top="0.0694in" fo:padding-left="0.0694in" fo:padding-bottom="0.0694in" fo:padding-right="0.0694in"/>
    </style:style>
    <style:style style:name="P277" style:parent-style-name="Standard" style:family="paragraph">
      <style:paragraph-properties fo:line-height="100%"/>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Standard" style:family="paragraph">
      <style:paragraph-properties fo:line-height="100%"/>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Column283" style:family="table-column">
      <style:table-column-properties style:column-width="2.375in" style:use-optimal-column-width="false"/>
    </style:style>
    <style:style style:name="TableColumn284" style:family="table-column">
      <style:table-column-properties style:column-width="1.9583in" style:use-optimal-column-width="false"/>
    </style:style>
    <style:style style:name="TableColumn285" style:family="table-column">
      <style:table-column-properties style:column-width="2.1666in" style:use-optimal-column-width="false"/>
    </style:style>
    <style:style style:name="Table282" style:family="table">
      <style:table-properties style:width="6.5in" fo:margin-left="0in" table:align="left"/>
    </style:style>
    <style:style style:name="TableRow286" style:family="table-row">
      <style:table-row-properties style:use-optimal-row-height="false"/>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Row293" style:family="table-row">
      <style:table-row-properties style:min-row-height="0.3951in"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line-height="100%"/>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Row300" style:family="table-row">
      <style:table-row-properties style:min-row-height="0.3951in" style:use-optimal-row-height="false"/>
    </style:style>
    <style:style style:name="TableCell301" style:family="table-cell">
      <style:table-cell-properties fo:border="0.0138in solid #000000" style:writing-mode="lr-tb" fo:padding-top="0.0694in" fo:padding-left="0.0694in" fo:padding-bottom="0.0694in" fo:padding-right="0.0694in"/>
    </style:style>
    <style:style style:name="P302" style:parent-style-name="Standard" style:family="paragraph">
      <style:paragraph-properties fo:line-height="100%"/>
    </style:style>
    <style:style style:name="TableCell303" style:family="table-cell">
      <style:table-cell-properties fo:border="0.0138in solid #000000" style:writing-mode="lr-tb" fo:padding-top="0.0694in" fo:padding-left="0.0694in" fo:padding-bottom="0.0694in" fo:padding-right="0.0694in"/>
    </style:style>
    <style:style style:name="P304" style:parent-style-name="Standard" style:family="paragraph">
      <style:paragraph-properties fo:line-height="100%"/>
    </style:style>
    <style:style style:name="P305" style:parent-style-name="Standard" style:family="paragraph">
      <style:paragraph-properties fo:line-height="100%"/>
    </style:style>
    <style:style style:name="P306" style:parent-style-name="Standard" style:family="paragraph">
      <style:paragraph-properties fo:line-height="100%"/>
    </style:style>
    <style:style style:name="P307" style:parent-style-name="Standard" style:family="paragraph">
      <style:paragraph-properties fo:line-height="100%"/>
    </style:style>
    <style:style style:name="P308" style:parent-style-name="Standard" style:family="paragraph">
      <style:paragraph-properties fo:line-height="100%"/>
    </style:style>
    <style:style style:name="P309" style:parent-style-name="Standard" style:family="paragraph">
      <style:paragraph-properties fo:line-height="100%"/>
    </style:style>
    <style:style style:name="P310" style:parent-style-name="Standard" style:family="paragraph">
      <style:paragraph-properties fo:line-height="100%"/>
    </style:style>
    <style:style style:name="P311" style:parent-style-name="Standard" style:family="paragraph">
      <style:paragraph-properties fo:line-height="100%"/>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P314" style:parent-style-name="Heading4" style:family="paragraph">
      <style:text-properties style:text-underline-type="none"/>
    </style:style>
    <style:style style:name="P315" style:parent-style-name="Heading4" style:family="paragraph">
      <style:text-properties style:text-underline-type="none"/>
    </style:style>
    <style:style style:name="T316" style:parent-style-name="DefaultParagraphFont" style:family="text">
      <style:text-properties style:text-underline-type="none"/>
    </style:style>
  </office:automatic-styles>
  <office:body>
    <office:text text:use-soft-page-breaks="true">
      <text:p text:style-name="P1">Technical Design Document (TDD)</text:p>
      <text:p text:style-name="P4"/>
      <text:p text:style-name="P7">Project 3 User Rail &lt;Team DAN&gt;</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1.0)</text:p>
      <text:p text:style-name="P46">Created: (9/18/15)</text:p>
      <text:p text:style-name="P47">Last Updated: (9/18/15)</text:p>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text:span><text:bookmark-start text:name="_Hlt430347078"/><text:span text:style-name="T53">m</text:span><text:bookmark-end text:name="_Hlt430347078"/><text:span text:style-name="T54">ary</text:span></text:a></text:p>
      <text:p text:style-name="P55"><text:a xlink:href="#h.x3kf4vx60fqa" office:target-frame-name="_top" xlink:show="replace"><text:span text:style-name="T56">Proj</text:span><text:bookmark-start text:name="_Hlt430347081"/><text:span text:style-name="T57">e</text:span><text:bookmark-end text:name="_Hlt430347081"/><text:span text:style-name="T58">ct</text:span></text:a></text:p>
      <text:p text:style-name="P59"><text:a xlink:href="#h.9ez9iwuid99l" office:target-frame-name="_top" xlink:show="replace"><text:span text:style-name="T60">Tech</text:span><text:bookmark-start text:name="_Hlt430347083"/><text:span text:style-name="T61">n</text:span><text:bookmark-end text:name="_Hlt430347083"/><text:span text:style-name="T62">ical</text:span></text:a></text:p>
      <text:p text:style-name="P63"><text:a xlink:href="#h.usvx8ovzigce" office:target-frame-name="_top" xlink:show="replace"><text:span text:style-name="T64">Hardware</text:span></text:a><text:a xlink:href="#h.usvx8ovzigce" office:target-frame-name="_top" xlink:show="replace"><text:span text:style-name="T65"><text:s/></text:span></text:a><text:a xlink:href="#h.usvx8ovzigce" office:target-frame-name="_top" xlink:show="replace"><text:span text:style-name="T66">and</text:span></text:a><text:a xlink:href="#h.usvx8ovzigce" office:target-frame-name="_top" xlink:show="replace"><text:span text:style-name="T67"><text:s/></text:span></text:a><text:a xlink:href="#h.usvx8ovzigce" office:target-frame-name="_top" xlink:show="replace"><text:span text:style-name="T68">Software</text:span></text:a></text:p>
      <text:p text:style-name="P69"><text:a xlink:href="#h.z5szq4upjato" office:target-frame-name="_top" xlink:show="replace"><text:span text:style-name="T70">2</text:span></text:a><text:a xlink:href="#h.z5szq4upjato" office:target-frame-name="_top" xlink:show="replace"><text:span text:style-name="T71">D</text:span></text:a><text:a xlink:href="#h.z5szq4upjato" office:target-frame-name="_top" xlink:show="replace"><text:span text:style-name="T72"><text:s/></text:span></text:a><text:a xlink:href="#h.z5szq4upjato" office:target-frame-name="_top" xlink:show="replace"><text:span text:style-name="T73">Sof</text:span><text:bookmark-start text:name="_Hlt430347088"/><text:span text:style-name="T74">t</text:span><text:bookmark-end text:name="_Hlt430347088"/><text:span text:style-name="T75">ware</text:span></text:a></text:p>
      <text:p text:style-name="P76"><text:a xlink:href="#h.fnbvrqklhdu8" office:target-frame-name="_top" xlink:show="replace"><text:span text:style-name="T77">3</text:span></text:a><text:a xlink:href="#h.fnbvrqklhdu8" office:target-frame-name="_top" xlink:show="replace"><text:span text:style-name="T78">D</text:span></text:a><text:a xlink:href="#h.fnbvrqklhdu8" office:target-frame-name="_top" xlink:show="replace"><text:span text:style-name="T79"><text:s/></text:span></text:a><text:a xlink:href="#h.fnbvrqklhdu8" office:target-frame-name="_top" xlink:show="replace"><text:span text:style-name="T80">Soft</text:span><text:bookmark-start text:name="_Hlt430347092"/><text:span text:style-name="T81">w</text:span><text:bookmark-end text:name="_Hlt430347092"/><text:span text:style-name="T82">are</text:span></text:a></text:p>
      <text:p text:style-name="P83"><text:a xlink:href="#h.r8etrhwed9xt" office:target-frame-name="_top" xlink:show="replace"><text:span text:style-name="T84">Soun</text:span><text:bookmark-start text:name="_Hlt430347097"/><text:span text:style-name="T85">d</text:span><text:bookmark-end text:name="_Hlt430347097"/></text:a><text:a xlink:href="#h.r8etrhwed9xt" office:target-frame-name="_top" xlink:show="replace"><text:span text:style-name="T86"><text:s/></text:span></text:a><text:a xlink:href="#h.r8etrhwed9xt" office:target-frame-name="_top" xlink:show="replace"><text:span text:style-name="T87">Software</text:span></text:a></text:p>
      <text:p text:style-name="P88"><text:a xlink:href="#h.mes8i2qy5hrw" office:target-frame-name="_top" xlink:show="replace"><text:span text:style-name="T89">Programming</text:span></text:a><text:a xlink:href="#h.mes8i2qy5hrw" office:target-frame-name="_top" xlink:show="replace"><text:span text:style-name="T90"><text:s/></text:span></text:a><text:a xlink:href="#h.mes8i2qy5hrw" office:target-frame-name="_top" xlink:show="replace"><text:span text:style-name="T91">Software</text:span></text:a></text:p>
      <text:p text:style-name="P92"><text:a xlink:href="#h.9me2erbl9agk" office:target-frame-name="_top" xlink:show="replace"><text:span text:style-name="T93">Development</text:span></text:a><text:a xlink:href="#h.9me2erbl9agk" office:target-frame-name="_top" xlink:show="replace"><text:span text:style-name="T94"><text:s/></text:span></text:a><text:a xlink:href="#h.9me2erbl9agk" office:target-frame-name="_top" xlink:show="replace"><text:span text:style-name="T95">Plan</text:span></text:a></text:p>
      <text:p text:style-name="P96"><text:a xlink:href="#h.8stblx8dn4es" office:target-frame-name="_top" xlink:show="replace"><text:span text:style-name="T97">Itinerary</text:span></text:a></text:p>
      <text:p text:style-name="P98"><text:a xlink:href="#h.it9yjc77ydmo" office:target-frame-name="_top" xlink:show="replace"><text:span text:style-name="T99">Milestones</text:span></text:a></text:p>
      <text:p text:style-name="P100"><text:a xlink:href="#h.2o52yo4qkeh4" office:target-frame-name="_top" xlink:show="replace"><text:span text:style-name="T101">Project</text:span></text:a><text:a xlink:href="#h.2o52yo4qkeh4" office:target-frame-name="_top" xlink:show="replace"><text:span text:style-name="T102"><text:s/></text:span></text:a><text:a xlink:href="#h.2o52yo4qkeh4" office:target-frame-name="_top" xlink:show="replace"><text:span text:style-name="T103">Goals</text:span></text:a></text:p>
      <text:p text:style-name="P104"><text:a xlink:href="#h.n0e8rn5rytsp" office:target-frame-name="_top" xlink:show="replace"><text:span text:style-name="T105">Fil</text:span><text:span text:style-name="T106">e</text:span></text:a><text:a xlink:href="#h.n0e8rn5rytsp" office:target-frame-name="_top" xlink:show="replace"><text:span text:style-name="T107"><text:s/></text:span></text:a><text:a xlink:href="#h.n0e8rn5rytsp" office:target-frame-name="_top" xlink:show="replace"><text:span text:style-name="T108">Form</text:span><text:bookmark-start text:name="_Hlt430347107"/><text:span text:style-name="T109">a</text:span><text:bookmark-end text:name="_Hlt430347107"/><text:span text:style-name="T110">ts</text:span></text:a></text:p>
      <text:p text:style-name="P111"><text:a xlink:href="#h.qppzb8eby1a1" office:target-frame-name="_top" xlink:show="replace"><text:span text:style-name="T112">2</text:span></text:a><text:a xlink:href="#h.qppzb8eby1a1" office:target-frame-name="_top" xlink:show="replace"><text:span text:style-name="T113">D</text:span></text:a></text:p>
      <text:p text:style-name="P114"><text:a xlink:href="#h.wlal2q17wkn2" office:target-frame-name="_top" xlink:show="replace"><text:span text:style-name="T115">3</text:span></text:a><text:a xlink:href="#h.wlal2q17wkn2" office:target-frame-name="_top" xlink:show="replace"><text:span text:style-name="T116">D</text:span></text:a><text:s/></text:p>
      <text:p text:style-name="P117"><text:a xlink:href="#h.zhluzu6nye5j" office:target-frame-name="_top" xlink:show="replace"><text:span text:style-name="T118">Scripts</text:span></text:a></text:p>
      <text:p text:style-name="P119"><text:a xlink:href="#h.b5xr7tlzke0g" office:target-frame-name="_top" xlink:show="replace"><text:span text:style-name="T120">Scenes</text:span></text:a></text:p>
      <text:p text:style-name="P121"><text:a xlink:href="#h.8imxkspm60nt" office:target-frame-name="_top" xlink:show="replace"><text:span text:style-name="T122">Ot</text:span><text:bookmark-start text:name="_Hlt430347072"/><text:bookmark-start text:name="_Hlt430347073"/><text:span text:style-name="T123">h</text:span><text:bookmark-end text:name="_Hlt430347072"/><text:bookmark-end text:name="_Hlt430347073"/><text:span text:style-name="T124">er</text:span></text:a><text:s/></text:p>
      <text:p text:style-name="P125"><text:a xlink:href="#h.d63g02bjkdh3" office:target-frame-name="_top" xlink:show="replace"><text:span text:style-name="T126">Asset</text:span></text:a><text:a xlink:href="#h.d63g02bjkdh3" office:target-frame-name="_top" xlink:show="replace"><text:span text:style-name="T127"><text:s/></text:span></text:a><text:a xlink:href="#h.d63g02bjkdh3" office:target-frame-name="_top" xlink:show="replace"><text:span text:style-name="T128">List</text:span></text:a></text:p>
      <text:p text:style-name="P129"><text:a xlink:href="#h.rzn5f71aj5e4" office:target-frame-name="_top" xlink:show="replace"><text:span text:style-name="T130">Common</text:span></text:a><text:a xlink:href="#h.rzn5f71aj5e4" office:target-frame-name="_top" xlink:show="replace"><text:span text:style-name="T131"><text:s/></text:span></text:a><text:a xlink:href="#h.rzn5f71aj5e4" office:target-frame-name="_top" xlink:show="replace"><text:span text:style-name="T132">Type</text:span></text:a></text:p>
      <text:p text:style-name="P133"><text:a xlink:href="#h.ha62fk7jsti9" office:target-frame-name="_top" xlink:show="replace"><text:span text:style-name="T134">2</text:span></text:a><text:a xlink:href="#h.ha62fk7jsti9" office:target-frame-name="_top" xlink:show="replace"><text:span text:style-name="T135">D</text:span></text:a><text:a xlink:href="#h.ha62fk7jsti9" office:target-frame-name="_top" xlink:show="replace"><text:span text:style-name="T136"><text:s/></text:span></text:a><text:a xlink:href="#h.ha62fk7jsti9" office:target-frame-name="_top" xlink:show="replace"><text:span text:style-name="T137">Art</text:span></text:a></text:p>
      <text:p text:style-name="P138"><text:a xlink:href="#h.cchlkqq1boi4" office:target-frame-name="_top" xlink:show="replace"><text:span text:style-name="T139">3</text:span></text:a><text:a xlink:href="#h.cchlkqq1boi4" office:target-frame-name="_top" xlink:show="replace"><text:span text:style-name="T140">D</text:span></text:a><text:a xlink:href="#h.cchlkqq1boi4" office:target-frame-name="_top" xlink:show="replace"><text:span text:style-name="T141"><text:s/></text:span></text:a><text:a xlink:href="#h.cchlkqq1boi4" office:target-frame-name="_top" xlink:show="replace"><text:span text:style-name="T142">Models</text:span></text:a><text:s/></text:p>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h>
      <text:soft-page-break/>
      <text:h text:style-name="P143" text:outline-level="1">Executive Summary</text:h>
      <text:h text:style-name="Heading3" text:outline-level="3"><text:bookmark-start text:name="h.x3kf4vx60fqa"/><text:bookmark-end text:name="h.x3kf4vx60fqa"/>Project</text:h>
      <text:p text:style-name="Standard"/>
      <text:p text:style-name="Standard">This tool allows a designer to set up waypoints to allow an object with a camera follow a path set to designer variables to change all the different<text:s/>ways a player can move and look around a scene. The additions for this project will be allowing the designer to have an editor window to make it easier to make changes and export levels. The in game will allow the user to import levels as well.</text:p>
      <text:p text:style-name="Standard"/>
      <text:h text:style-name="Heading3" text:outline-level="3"><text:bookmark-start text:name="h.9ez9iwuid99l"/><text:bookmark-end text:name="h.9ez9iwuid99l"/>Technical</text:h>
      <text:list text:style-name="LS1">
        <text:list-item>
          <text:p text:style-name="P144">Programs:</text:p>
          <text:list text:continue-numbering="true">
            <text:list-item>
              <text:p text:style-name="P145">Unity</text:p>
              <text:list text:continue-numbering="true">
                <text:list-item>
                  <text:p text:style-name="P146">For the base engine our tool is built on</text:p>
                </text:list-item>
              </text:list>
            </text:list-item>
            <text:list-item>
              <text:p text:style-name="P147">Visual Studio</text:p>
              <text:list text:continue-numbering="true">
                <text:list-item>
                  <text:p text:style-name="P148">To help with the coding process.</text:p>
                </text:list-item>
              </text:list>
            </text:list-item>
          </text:list>
        </text:list-item>
        <text:list-item>
          <text:p text:style-name="P149">Platforms:</text:p>
          <text:list text:continue-numbering="true">
            <text:list-item>
              <text:p text:style-name="P150">Windows</text:p>
            </text:list-item>
          </text:list>
        </text:list-item>
        <text:list-item>
          <text:p text:style-name="P151">How long it will take you to create this game</text:p>
          <text:list text:continue-numbering="true">
            <text:list-item>
              <text:p text:style-name="P152">2 weeks.</text:p>
            </text:list-item>
          </text:list>
        </text:list-item>
        <text:list-item>
          <text:p text:style-name="P153">How much money this game is going to cost.</text:p>
          <text:list text:continue-numbering="true">
            <text:list-item>
              <text:p text:style-name="P154">Hourly Wage: $27.00</text:p>
              <text:list text:continue-numbering="true">
                <text:list-item>
                  <text:p text:style-name="P155">$1,620</text:p>
                  <text:list text:continue-numbering="true">
                    <text:list-item>
                      <text:p text:style-name="P156">2 weeks</text:p>
                    </text:list-item>
                    <text:list-item>
                      <text:p text:style-name="P157">3 programmers</text:p>
                    </text:list-item>
                    <text:list-item>
                      <text:p text:style-name="P158">10 hours per programmer</text:p>
                    </text:list-item>
                  </text:list>
                </text:list-item>
              </text:list>
            </text:list-item>
            <text:list-item>
              <text:p text:style-name="P159">Microsoft Visual Studio usually costs: $299.00</text:p>
            </text:list-item>
            <text:list-item>
              <text:p text:style-name="P160">Unity3D Pro Cost: $1500.00</text:p>
            </text:list-item>
          </text:list>
        </text:list-item>
      </text:list>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start text:name="h.fnbvrqklhdu8"/><text:bookmark-start text:name="h.r8etrhwed9xt"/><text:bookmark-start text:name="h.mes8i2qy5hrw"/><text:bookmark-end text:name="h.z5szq4upjato"/><text:bookmark-end text:name="h.fnbvrqklhdu8"/><text:bookmark-end text:name="h.r8etrhwed9xt"/><text:bookmark-end text:name="h.mes8i2qy5hrw"/>Programming Software</text:h>
      <text:list text:style-name="LS5">
        <text:list-item>
          <text:p text:style-name="P161">Microsoft<text:s/>Visual Studio. Microsoft Visual Studio will be used to debug and create the code for the project. $299.00<text:bookmark-start text:name="h.zbg4hfafpp7f"/><text:bookmark-start text:name="h.9me2erbl9agk"/><text:bookmark-end text:name="h.zbg4hfafpp7f"/><text:bookmark-end text:name="h.9me2erbl9agk"/>.</text:p>
        </text:list-item>
      </text:list>
      <text:soft-page-break/>
      <text:h text:style-name="P162" text:outline-level="1">Development Plan</text:h>
      <text:h text:style-name="Heading3" text:outline-level="3"><text:bookmark-start text:name="h.8stblx8dn4es"/><text:bookmark-end text:name="h.8stblx8dn4es"/>Itinerary</text:h>
      <text:p text:style-name="Standard">The most important thing right now would be exporting the level. So right now Derrick is working on the base of exporting the data. This should be done by Tuesday or Wednesday the 22<text:span text:style-name="T165">nd</text:span><text:s/>or 23rd. <text:s/>Nathan is working on the editor window and can and probably will be working on it for the entire project, it’s pretty complicated dealing with 3 timelines. I’ll be working on<text:s/>fixing up the engine’s missing pieces. Everything should be working by Thursday so we can update this TDD on Friday the 25<text:span text:style-name="T166">th</text:span><text:s/>so we can fix any last issues we will be having.</text:p>
      <text:p text:style-name="Standard"/>
      <text:p text:style-name="Standard"/>
      <text:h text:style-name="Heading3" text:outline-level="3"><text:bookmark-start text:name="h.it9yjc77ydmo"/><text:bookmark-end text:name="h.it9yjc77ydmo"/>Milestones</text:h>
      <text:p text:style-name="Standard"/>
      <table:table table:style-name="Table167">
        <table:table-columns>
          <table:table-column table:style-name="TableColumn168"/>
          <table:table-column table:style-name="TableColumn169"/>
        </table:table-columns>
        <table:table-row table:style-name="TableRow170">
          <table:table-cell table:style-name="TableCell171">
            <text:p text:style-name="P172">Date</text:p>
          </table:table-cell>
          <table:table-cell table:style-name="TableCell173">
            <text:p text:style-name="P174">Milestone</text:p>
          </table:table-cell>
        </table:table-row>
        <table:table-row table:style-name="TableRow175">
          <table:table-cell table:style-name="TableCell176">
            <text:p text:style-name="P177">9/18/2015</text:p>
          </table:table-cell>
          <table:table-cell table:style-name="TableCell178">
            <text:p text:style-name="P179">TDD Complete</text:p>
          </table:table-cell>
        </table:table-row>
        <table:table-row table:style-name="TableRow180">
          <table:table-cell table:style-name="TableCell181">
            <text:p text:style-name="P182">9/23/2015</text:p>
          </table:table-cell>
          <table:table-cell table:style-name="TableCell183">
            <text:p text:style-name="P184">Exporter working</text:p>
          </table:table-cell>
        </table:table-row>
        <table:table-row table:style-name="TableRow185">
          <table:table-cell table:style-name="TableCell186">
            <text:p text:style-name="P187">9/25/2015</text:p>
          </table:table-cell>
          <table:table-cell table:style-name="TableCell188">
            <text:p text:style-name="P189">Importer working</text:p>
          </table:table-cell>
        </table:table-row>
        <table:table-row table:style-name="TableRow190">
          <table:table-cell table:style-name="TableCell191">
            <text:p text:style-name="P192">9/25/2015</text:p>
          </table:table-cell>
          <table:table-cell table:style-name="TableCell193">
            <text:p text:style-name="P194">Editor Window Finished</text:p>
          </table:table-cell>
        </table:table-row>
        <table:table-row table:style-name="TableRow195">
          <table:table-cell table:style-name="TableCell196">
            <text:p text:style-name="P197">9/28/2015</text:p>
          </table:table-cell>
          <table:table-cell table:style-name="TableCell198">
            <text:p text:style-name="P199">Project Finished</text:p>
          </table:table-cell>
        </table:table-row>
      </table:table>
      <text:p text:style-name="Standard"/>
      <text:p text:style-name="Standard"/>
      <text:h text:style-name="Heading3" text:outline-level="3"><text:bookmark-start text:name="h.2o52yo4qkeh4"/><text:bookmark-end text:name="h.2o52yo4qkeh4"/>Project Goals</text:h>
      <text:p text:style-name="Standard">Would love to get in some visual representations more polished for the editor window and in game. Would love to see an actual test level present<text:s/>instead of floating orbs.<text:s/><text:bookmark-start text:name="h.n0e8rn5rytsp"/><text:bookmark-end text:name="h.n0e8rn5rytsp"/><text:s/>Editor window with colors and <text:s/>pre-feedback to allow the user to learn instantly what will happen when you click a button.<text:s/></text:p>
      <text:soft-page-break/>
      <text:h text:style-name="P200" text:outline-level="1">File Formats</text:h>
      <text:h text:style-name="Heading3" text:outline-level="3"><text:bookmark-start text:name="h.qppzb8eby1a1"/><text:bookmark-end text:name="h.qppzb8eby1a1"/>2D</text:h>
      <text:p text:style-name="Standard"/>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ext:p text:style-name="P209">Naming Convention</text:p>
          </table:table-cell>
          <table:table-cell table:style-name="TableCell210">
            <text:p text:style-name="P211">Description</text:p>
          </table:table-cell>
          <table:table-cell table:style-name="TableCell212">
            <text:p text:style-name="P213">Format</text:p>
          </table:table-cell>
        </table:table-row>
        <table:table-row table:style-name="TableRow214">
          <table:table-cell table:style-name="TableCell215">
            <text:p text:style-name="P216">Sprite_Name</text:p>
          </table:table-cell>
          <table:table-cell table:style-name="TableCell217">
            <text:p text:style-name="P218">A finished 2D sprite</text:p>
          </table:table-cell>
          <table:table-cell table:style-name="TableCell219">
            <text:p text:style-name="P220">.png</text:p>
          </table:table-cell>
        </table:table-row>
      </table:table>
      <text:p text:style-name="Standard"/>
      <text:h text:style-name="Heading3" text:outline-level="3"><text:bookmark-start text:name="h.wlal2q17wkn2"/><text:bookmark-end text:name="h.wlal2q17wkn2"/>3D</text:h>
      <text:p text:style-name="Standard"/>
      <table:table table:style-name="Table221">
        <table:table-columns>
          <table:table-column table:style-name="TableColumn222"/>
          <table:table-column table:style-name="TableColumn223"/>
          <table:table-column table:style-name="TableColumn224"/>
        </table:table-columns>
        <table:table-row table:style-name="TableRow225">
          <table:table-cell table:style-name="TableCell226">
            <text:p text:style-name="P227">Naming<text:s/>Convention</text:p>
          </table:table-cell>
          <table:table-cell table:style-name="TableCell228">
            <text:p text:style-name="P229">Description</text:p>
          </table:table-cell>
          <table:table-cell table:style-name="TableCell230">
            <text:p text:style-name="P231">Format</text:p>
          </table:table-cell>
        </table:table-row>
        <table:table-row table:style-name="TableRow232">
          <table:table-cell table:style-name="TableCell233">
            <text:p text:style-name="P234">mdl_Filename</text:p>
          </table:table-cell>
          <table:table-cell table:style-name="TableCell235">
            <text:p text:style-name="P236">A finished 3D model</text:p>
          </table:table-cell>
          <table:table-cell table:style-name="TableCell237">
            <text:p text:style-name="P238">.obj</text:p>
          </table:table-cell>
        </table:table-row>
        <table:table-row table:style-name="TableRow239">
          <table:table-cell table:style-name="TableCell240">
            <text:p text:style-name="P241">mdl_Filename_version#</text:p>
          </table:table-cell>
          <table:table-cell table:style-name="TableCell242">
            <text:p text:style-name="P243">An unfinished 3D model</text:p>
          </table:table-cell>
          <table:table-cell table:style-name="TableCell244">
            <text:p text:style-name="P245">.obj</text:p>
          </table:table-cell>
        </table:table-row>
      </table:table>
      <text:p text:style-name="Standard"><text:bookmark-start text:name="h.8o42hzz3t3rg"/><text:bookmark-start text:name="h.z3tar1n811g9"/><text:bookmark-end text:name="h.8o42hzz3t3rg"/><text:bookmark-end text:name="h.z3tar1n811g9"/></text:p>
      <text:h text:style-name="Heading3" text:outline-level="3"><text:bookmark-start text:name="h.zhluzu6nye5j"/><text:bookmark-end text:name="h.zhluzu6nye5j"/>Scripts</text:h>
      <text:p text:style-name="Standard"/>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Naming Convention</text:p>
          </table:table-cell>
          <table:table-cell table:style-name="TableCell253">
            <text:p text:style-name="P254">Description</text:p>
          </table:table-cell>
          <table:table-cell table:style-name="TableCell255">
            <text:p text:style-name="P256">Format</text:p>
          </table:table-cell>
        </table:table-row>
        <table:table-row table:style-name="TableRow257">
          <table:table-cell table:style-name="TableCell258">
            <text:p text:style-name="P259">ScriptFilename</text:p>
          </table:table-cell>
          <table:table-cell table:style-name="TableCell260">
            <text:p text:style-name="P261">A script for an object</text:p>
          </table:table-cell>
          <table:table-cell table:style-name="TableCell262">
            <text:p text:style-name="P263">.cs</text:p>
          </table:table-cell>
        </table:table-row>
      </table:table>
      <text:h text:style-name="Heading3" text:outline-level="3"><text:bookmark-start text:name="h.b5xr7tlzke0g"/><text:bookmark-end text:name="h.b5xr7tlzke0g"/>Scenes</text:h>
      <table:table table:style-name="Table264">
        <table:table-columns>
          <table:table-column table:style-name="TableColumn265"/>
          <table:table-column table:style-name="TableColumn266"/>
          <table:table-column table:style-name="TableColumn267"/>
        </table:table-columns>
        <table:table-row table:style-name="TableRow268">
          <table:table-cell table:style-name="TableCell269">
            <text:p text:style-name="P270">Naming Convention</text:p>
          </table:table-cell>
          <table:table-cell table:style-name="TableCell271">
            <text:p text:style-name="P272">Description</text:p>
          </table:table-cell>
          <table:table-cell table:style-name="TableCell273">
            <text:p text:style-name="P274">Format</text:p>
          </table:table-cell>
        </table:table-row>
        <table:table-row table:style-name="TableRow275">
          <table:table-cell table:style-name="TableCell276">
            <text:p text:style-name="P277">SceneFilename</text:p>
          </table:table-cell>
          <table:table-cell table:style-name="TableCell278">
            <text:p text:style-name="P279">A scene in Unity3D</text:p>
          </table:table-cell>
          <table:table-cell table:style-name="TableCell280">
            <text:p text:style-name="P281">.scene</text:p>
          </table:table-cell>
        </table:table-row>
      </table:table>
      <text:h text:style-name="Heading3" text:outline-level="3"><text:bookmark-start text:name="h.8imxkspm60nt"/><text:bookmark-end text:name="h.8imxkspm60nt"/>Other</text:h>
      <table:table table:style-name="Table282">
        <table:table-columns>
          <table:table-column table:style-name="TableColumn283"/>
          <table:table-column table:style-name="TableColumn284"/>
          <table:table-column table:style-name="TableColumn285"/>
        </table:table-columns>
        <table:table-row table:style-name="TableRow286">
          <table:table-cell table:style-name="TableCell287">
            <text:p text:style-name="P288">Naming Convention</text:p>
          </table:table-cell>
          <table:table-cell table:style-name="TableCell289">
            <text:p text:style-name="P290">Description</text:p>
          </table:table-cell>
          <table:table-cell table:style-name="TableCell291">
            <text:p text:style-name="P292">Format</text:p>
          </table:table-cell>
        </table:table-row>
        <table:table-row table:style-name="TableRow293">
          <table:table-cell table:style-name="TableCell294">
            <text:p text:style-name="P295">TDD</text:p>
          </table:table-cell>
          <table:table-cell table:style-name="TableCell296">
            <text:p text:style-name="P297">The completed Technical Design Document</text:p>
          </table:table-cell>
          <table:table-cell table:style-name="TableCell298">
            <text:p text:style-name="P299">.pdf</text:p>
          </table:table-cell>
        </table:table-row>
        <table:table-row table:style-name="TableRow300">
          <table:table-cell table:style-name="TableCell301">
            <text:p text:style-name="P302">Custom Levels</text:p>
          </table:table-cell>
          <table:table-cell table:style-name="TableCell303">
            <text:p text:style-name="P304">Data to be read in at run time.</text:p>
            <text:p text:style-name="P305">Setup in file as</text:p>
            <text:p text:style-name="P306">0.LevelName</text:p>
            <text:p text:style-name="P307">1.DateCreated</text:p>
            <text:p text:style-name="P308">2.AuthorName</text:p>
            <text:p text:style-name="P309">3.WaypointData</text:p>
            <text:p text:style-name="P310">4.waypointdata continued.</text:p>
            <text:p text:style-name="P311"/>
          </table:table-cell>
          <table:table-cell table:style-name="TableCell312">
            <text:p text:style-name="P313">.dan</text:p>
          </table:table-cell>
        </table:table-row>
      </table:table>
      <text:h text:style-name="Heading1" text:outline-level="1"><text:bookmark-start text:name="h.hgenjb3edd1e"/><text:bookmark-start text:name="h.pe10dik0x2a"/><text:bookmark-end text:name="h.hgenjb3edd1e"/><text:bookmark-end text:name="h.pe10dik0x2a"/><text:soft-page-break/>Asset List</text:h>
      <text:h text:style-name="Heading3" text:outline-level="3"><text:bookmark-start text:name="h.rzn5f71aj5e4"/><text:bookmark-end text:name="h.rzn5f71aj5e4"/>Common Type</text:h>
      <text:h text:style-name="Heading4" text:outline-level="4"><text:bookmark-start text:name="h.ha62fk7jsti9"/><text:bookmark-end text:name="h.ha62fk7jsti9"/>2D Art</text:h>
      <text:h text:style-name="P314" text:outline-level="4"><text:tab/>Icons</text:h>
      <text:h text:style-name="Heading4" text:outline-level="4"><text:bookmark-start text:name="h.cchlkqq1boi4"/><text:bookmark-end text:name="h.cchlkqq1boi4"/>3D Models</text:h>
      <text:h text:style-name="P315" text:outline-level="4"><text:tab/>Waypoint Model<text:bookmark-start text:name="h.ae2zuon8c2p0"/><text:bookmark-end text:name="h.ae2zuon8c2p0"/><text:line-break/><text:line-break/><text:line-break/><text:line-break/>Additional Notes:</text:h>
      <text:h text:style-name="Heading4" text:outline-level="4"><text:span text:style-name="T316"><text:tab/>Nathan added in facing and free look to all the code. Including engine and the editor. Export code wouldn’t allow the project to be built.<text:s/></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oSpacing" style:display-name="No Spacing" style:family="paragraph">
      <style:text-properties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965in"/>
      </style:header-style>
      <style:footer-style>
        <style:header-footer-properties style:dynamic-spacing="true" fo:min-height="0.5in"/>
      </style:footer-style>
    </style:page-layout>
    <style:style style:name="P163" style:parent-style-name="Standard" style:family="paragraph">
      <style:paragraph-properties fo:text-align="end"/>
    </style:style>
    <style:style style:name="P164" style:parent-style-name="Standard" style:family="paragraph">
      <style:paragraph-properties fo:text-align="end"/>
    </style:style>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965in"/>
      </style:header-style>
      <style:footer-style>
        <style:header-footer-properties style:dynamic-spacing="true" fo:min-height="0.5in"/>
      </style:footer-style>
    </style:page-layout>
    <style:style style:name="P201" style:parent-style-name="Standard" style:family="paragraph">
      <style:paragraph-properties fo:text-align="end"/>
    </style:style>
    <style:style style:name="P202"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footer>
        <text:p text:style-name="P3"/>
      </style:footer>
    </style:master-page>
    <style:master-page style:name="MP1" style:page-layout-name="PL1">
      <style:footer>
        <text:p text:style-name="P5"><text:page-number text:fixed="false">4</text:page-number>/<text:page-count>7</text:page-count></text:p>
      </style:footer>
    </style:master-page>
    <style:master-page style:next-style-name="MP1" style:name="MPF1" style:page-layout-name="PL1">
      <style:header>
        <text:p text:style-name="Standard"/>
      </style:header>
      <style:footer>
        <text:p text:style-name="P6"/>
      </style:footer>
    </style:master-page>
    <style:master-page style:name="MP2" style:page-layout-name="PL2">
      <style:footer>
        <text:p text:style-name="P163"><text:page-number text:fixed="false">5</text:page-number>/<text:page-count>8</text:page-count></text:p>
      </style:footer>
    </style:master-page>
    <style:master-page style:next-style-name="MP2" style:name="MPF2" style:page-layout-name="PL2">
      <style:header>
        <text:p text:style-name="Standard"/>
      </style:header>
      <style:footer>
        <text:p text:style-name="P164"/>
      </style:footer>
    </style:master-page>
    <style:master-page style:name="MP3" style:page-layout-name="PL3">
      <style:footer>
        <text:p text:style-name="P201"><text:page-number text:fixed="false">7</text:page-number>/<text:page-count>7</text:page-count></text:p>
      </style:footer>
    </style:master-page>
    <style:master-page style:next-style-name="MP3" style:name="MPF3" style:page-layout-name="PL3">
      <style:header>
        <text:p text:style-name="Standard"/>
      </style:header>
      <style:footer>
        <text:p text:style-name="P20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09-18T18:44:00Z</meta:creation-date>
    <dc:date>2015-09-28T10:48:00Z</dc:date>
    <meta:template xlink:href="Normal" xlink:type="simple"/>
    <meta:editing-cycles>11</meta:editing-cycles>
    <meta:editing-duration>PT13140S</meta:editing-duration>
    <meta:document-statistic meta:page-count="7" meta:paragraph-count="10" meta:word-count="773" meta:character-count="5173" meta:row-count="36" meta:non-whitespace-character-count="4410"/>
  </office:meta>
</office:document-meta>
</file>